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abc9" officeooo:paragraph-rsid="000f4dda"/>
    </style:style>
    <style:style style:name="P2" style:family="paragraph" style:parent-style-name="Standard">
      <style:text-properties officeooo:rsid="00270ce8" officeooo:paragraph-rsid="000f4dda"/>
    </style:style>
    <style:style style:name="P3" style:family="paragraph" style:parent-style-name="Standard">
      <style:text-properties officeooo:paragraph-rsid="000f4dda"/>
    </style:style>
    <style:style style:name="P4" style:family="paragraph" style:parent-style-name="Standard">
      <style:paragraph-properties fo:margin-top="0in" fo:margin-bottom="0.1965in" loext:contextual-spacing="false"/>
    </style:style>
    <style:style style:name="P5" style:family="paragraph" style:parent-style-name="Standard" style:master-page-name="Standard">
      <style:paragraph-properties style:page-number="auto" fo:break-before="page"/>
      <style:text-properties fo:font-weight="normal" officeooo:paragraph-rsid="000f4dda" style:font-weight-asian="normal" style:font-weight-complex="normal"/>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1">
      <style:paragraph-properties fo:margin-top="0in" fo:margin-bottom="0in" loext:contextual-spacing="false"/>
    </style:style>
    <style:style style:name="P10" style:family="paragraph" style:parent-style-name="Text_20_body" style:list-style-name="L2">
      <style:paragraph-properties fo:margin-top="0in" fo:margin-bottom="0in" loext:contextual-spacing="false"/>
    </style:style>
    <style:style style:name="P11" style:family="paragraph" style:parent-style-name="Text_20_body" style:list-style-name="L3">
      <style:paragraph-properties fo:margin-top="0in" fo:margin-bottom="0in" loext:contextual-spacing="false"/>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style:style>
    <style:style style:name="T4" style:family="text">
      <style:text-properties officeooo:rsid="00270ce8"/>
    </style:style>
    <style:style style:name="T5" style:family="text">
      <style:text-properties officeooo:rsid="00282563"/>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ear All<text:line-break/><text:line-break/>Time is moving on and to ensure we have a successful workshop and complete MyDas on time I have reviewed the work so far. <text:line-break/><text:line-break/>The final report will be based on the github site and wiki, so hopefully if we are organised then it should not be not too onerous. I have split the original site into https://github.com/laurieKell/mydas/ which will form the basis of the report and https://github.com/laurieKell/mydas-pkg/ which will become a new FLR package. I am now updating the wikis based on the presentation and discussions at 12th Monthly Meeting and the activities required between now and March. <text:line-break/><text:line-break/><text:span text:style-name="T1">WRT Tasks</text:span></text:p>
      <text:list xml:id="list7375803408521770652" text:style-name="L1">
        <text:list-item>
          <text:p text:style-name="P9"><text:span text:style-name="T3">Task 1 Stock prioritisation:</text:span> The main stocks have been identified and Operating Models conditioned for the Case Studies. Hans and Yves have reviewed the assumptions using the MI databases and we are now in a position to finalise the OMs. </text:p>
        </text:list-item>
        <text:list-item>
          <text:p text:style-name="P9"><text:span text:style-name="T3">Task 2 Data Collation:</text:span> A database has been constructed using publicly available data, i.e. DATRAS and ICES. This was used to develop a generic Observation Error Model. To perform the actual stock assessments and develop case specific OEMs, however, under Task 5 the actual stock datasets are required. Hans has performed a number of database extractions that can be used for this. </text:p>
        </text:list-item>
        <text:list-item>
          <text:p text:style-name="P9"><text:span text:style-name="T3">Task 3 Method and Simulation Framework: </text:span>The main catch and length based methods have been review (Pons et al., 2019ab). Methods have been implemented within a common R framework, FLR, i.e. FLife, mydas and mpb, with examples and documentation provided in the form of vignettes. </text:p>
        </text:list-item>
        <text:list-item>
          <text:p text:style-name="P9"><text:span text:style-name="T3">Task 4 Method performance appraisal:</text:span> MSEs have been set up for ICES category 1,2,3 and 4 stocks, and the framework was used to evaluate data limited stocks for WKLife. Based on this work ICES will provide advice for data limited stocks, and a paper is in preparation (Fischer et al., 2019) </text:p>
        </text:list-item>
        <text:list-item>
          <text:p text:style-name="P6"><text:span text:style-name="T3">Task5 Reference point comparisons:</text:span> There are several outstanding issues see detailed workplan below and on wiki</text:p>
        </text:list-item>
      </text:list>
      <text:p text:style-name="Text_20_body"><text:line-break/><text:span text:style-name="T3">For task 3 &amp; 4</text:span> methods will be available in the FLR packages FLife, mpb and mydas. These will include online help, vigenettes and tutorials. These will be available via http://www.flr-project.org/#tutorials, see http://www.flr-project.org/doc/Using_information_on_life_history_relationships.html. For mydas tutorials are publsihed via the wiki see https://github.com/laurieKell/mydas-pkg/wiki/4.-Example-MSEs and http://rpubs.com/laurie/449145 <text:line-break/><text:line-break/><text:span text:style-name="T3">For Task 5</text:span> <text:line-break/><text:line-break/>There is still a fair amount of work to do under Task 5 which is also a main focus of the workshop. In the contract it says </text:p>
      <text:p text:style-name="Quotations"><text:span text:style-name="T2">Once reference points have been identified, their performance should be evaluated through simple management strategy evaluations. A set of appropriate stock assessment </text:span><text:soft-page-break/><text:span text:style-name="T2">models will be fit to the available data (Task 1 and 2). Methods used will reflect the available data on a stock-by-stock basis (Task 2) and also methods available or developed in Tasks 3 and 4. Performance diagnostics (e.g., residual inspection, retrospective patterns) will be run for each assessment model fit.</text:span><text:line-break/><text:line-break/><text:span text:style-name="T2">We will provide a review of reference points and indicators, based on a variety of assumptions, e.g. MSY based on biomass dynamic stock assessment models, and indicators such as Lopt ,L50 and Lmega for length-based methods. Then compare these using simulation, e.g. cross-testing and simulations based on FLife. This will allow the power of the methods to detect whether a stock has achieved its targets and avoid its limits. Based on this screening process a set of candidate reference points and assessment methods will be proposed for MSE.</text:span><text:line-break/><text:line-break/><text:span text:style-name="T2">MSE will include a value-of-information (VoI) analysis, where the benefits of collecting better data and new infomation will be evaluated.</text:span></text:p>
      <text:p text:style-name="Text_20_body">At the 12th Monthly Meeting the next steps with respect to Task 5 were presented i.e. to summarise current knowledge and information for each case study, evaluate stock assessment methods based on length, abundance and catch data, propose alternative management plans and data collection options and to evaluate these using MSE. A VoI analysis will also be conducted to show the benefit of reducing uncertainty about life histories and improving data collection. The outstanding tasks under task 5 are therefore to</text:p>
      <text:list xml:id="list8526942813362707086" text:style-name="L2">
        <text:list-item>
          <text:p text:style-name="P10">Summarise current knowledge and information for the stock assessments and OEM</text:p>
        </text:list-item>
        <text:list-item>
          <text:p text:style-name="P10">Agree life history parameters, these have been reviewed by Hans, and so we can now finalise the parameters used to condition the OMs and priors based on these. </text:p>
        </text:list-item>
        <text:list-item>
          <text:p text:style-name="P10">The Observation Error Model needs still need to be finalised. Methods for generating, size, length, catch and survey data are implemented in FLife, the task is to agree how to parameterise these with the Case Study experts, i.e. current data quality and possible future improvements for use in a VoI analysis. </text:p>
        </text:list-item>
        <text:list-item>
          <text:p text:style-name="P10">Perform stock assessments for each case study using the available data. This will include appropriate goodness of fit diagnostics and sensitivity analysis (see Pons et al.) to compare across stocks, methods and datasets. Methods will include LBSPR, MLZ, db-sra and a biomass dynamic stock assessment. </text:p>
        </text:list-item>
        <text:list-item>
          <text:p text:style-name="P7">Use the Operating Model is to simulate different data sets using the OEM to run sensitivity analyses based on the priors generated from the life history parameters, e.g. how do the different methods predict trends and stock status to reference points. </text:p>
        </text:list-item>
      </text:list>
      <text:p text:style-name="Text_20_body">Therefore </text:p>
      <text:list xml:id="list6375878095031959035" text:style-name="L3">
        <text:list-item>
          <text:p text:style-name="P11">Once the “best” performing methods have been identified then a series of Operating Models need to be agreed to evaluate the performance of the methods as part of a Management Procedure using MSE. </text:p>
        </text:list-item>
        <text:list-item>
          <text:p text:style-name="P11">MPs evaluated will be of the form C[t+1]=C[t-1]rfb. Initially individual rules based on an index of relative abundance (r) and length or Z (f) would be evaluated separately then the benefits of combined rules evaluated. </text:p>
        </text:list-item>
        <text:list-item>
          <text:p text:style-name="P8"><text:soft-page-break/>To perform the VoI analysis the benefits of improved data collection and knowledge will be evaluated as part of the MSE. </text:p>
        </text:list-item>
      </text:list>
      <text:p text:style-name="Text_20_body">Hopefully this provides a good summary of where we are in 2018 and what needs to be done in 2019.  I will provide a summary of expected peer review publications in a separate email.<text:line-break/></text:p>
      <text:p text:style-name="P5"><text:span text:style-name="T4">Fischer, S.F., De Oliveira,J.A.A., andKell,L.T., In Prep, </text:span>Linking the performance of a data-limited catch rule to life-histories</text:p>
      <text:p text:style-name="P3"/>
      <text:p text:style-name="P2">Pons M., <text:s/>Cope, J.M., and Kell, L.T., In Review, Performance of catch-based and length-based methods in data-limited fisheries. ICES Journal of Marine Science</text:p>
      <text:p text:style-name="P2"/>
      <text:p text:style-name="P2">Pons M., <text:s/><text:span text:style-name="T5">Kell,L.T., Rudd,M.B, Cope,J.M, Lucena Frédou</text:span>,<text:span text:style-name="T5">F.,</text:span> In Review. <text:span text:style-name="T5">Performance of length-based data-limited methods in a multi-fleet context: application to small tunas, mackerels and bonitos in the Atlantic Ocean</text:span>. ICES Journal of Marine Scienc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7T08:49:57.364642654</meta:creation-date>
    <dc:date>2018-12-17T08:50:57.119652231</dc:date>
    <meta:editing-duration>PT1M1S</meta:editing-duration>
    <meta:editing-cycles>1</meta:editing-cycles>
    <meta:document-statistic meta:table-count="0" meta:image-count="0" meta:object-count="0" meta:page-count="4" meta:paragraph-count="22" meta:word-count="1041" meta:character-count="6554" meta:non-whitespace-character-count="5519"/>
    <meta:generator>LibreOffice/5.1.6.2$Linux_X86_64 LibreOffice_project/10m0$Build-2</meta:generator>
  </office:meta>
</office:document-meta>
</file>